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000000" loext:opacity="100%" style:font-name="Arial" officeooo:rsid="0012db57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Arial" officeooo:rsid="001c9187" officeooo:paragraph-rsid="0012db57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2db57"/>
    </style:style>
    <style:style style:name="P5" style:family="paragraph" style:parent-style-name="Footer">
      <style:paragraph-properties fo:text-align="start" style:justify-single-word="false"/>
      <style:text-properties style:font-name="Arial" fo:font-weight="bold" officeooo:rsid="001e0469" officeooo:paragraph-rsid="001e0469" style:font-weight-asian="bold" style:font-weight-complex="bold"/>
    </style:style>
    <style:style style:name="P6" style:family="paragraph" style:parent-style-name="Preformatted_20_Text" style:list-style-name="L1">
      <style:paragraph-properties fo:margin-top="0cm" fo:margin-bottom="0.499cm" style:contextual-spacing="false"/>
    </style:style>
    <style:style style:name="P7" style:family="paragraph" style:parent-style-name="Preformatted_20_Text" style:list-style-name="L2"/>
    <style:style style:name="P8" style:family="paragraph" style:parent-style-name="Preformatted_20_Text" style:list-style-name="L2">
      <style:paragraph-properties fo:margin-top="0cm" fo:margin-bottom="0.499cm" style:contextual-spacing="false"/>
    </style:style>
    <style:style style:name="P9" style:family="paragraph" style:parent-style-name="Text_20_body" style:list-style-name="L1">
      <style:text-properties fo:color="#000000" loext:opacity="100%" style:font-name="Arial" officeooo:rsid="0012db57"/>
    </style:style>
    <style:style style:name="P10" style:family="paragraph" style:parent-style-name="Text_20_body" style:list-style-name="L1">
      <style:text-properties fo:color="#000000" loext:opacity="100%" style:font-name="Arial" officeooo:rsid="0012db57" officeooo:paragraph-rsid="00189445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Arial" officeooo:rsid="0012db57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b57"/>
    </style:style>
    <style:style style:name="T3" style:family="text">
      <style:text-properties fo:color="#000000" loext:opacity="100%" style:font-name="Arial" officeooo:rsid="0012db57"/>
    </style:style>
    <style:style style:name="T4" style:family="text">
      <style:text-properties officeooo:rsid="001ff2cd"/>
    </style:style>
    <style:style style:name="T5" style:family="text">
      <style:text-properties officeooo:rsid="0020015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1.937cm" fo:min-width="9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 11" draw:style-name="gr1" draw:text-style-name="P13" svg:width="10.193cm" svg:height="2.146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Alumno:</text:span> <text:tab/>Kevin Zamora Amela</text:p>
      <text:p text:style-name="P2"><text:span text:style-name="T1">Tarea:<text:tab/></text:span><text:tab/><text:span text:style-name="T5">Tarea 5 (</text:span><text:span text:style-name="T2">AD06</text:span><text:span text:style-name="T5">)</text:span></text:p>
      <text:p text:style-name="P2"><text:span text:style-name="T1">Asignatura:</text:span><text:tab/><text:span text:style-name="T2">Acceso a Datos</text:span></text:p>
      <text:p text:style-name="P4"/>
      <text:h text:style-name="P1" text:outline-level="2">Ejercicio 1: Consultas XPath en envio.xml</text:h>
      <text:list xml:id="list2173536771" text:style-name="L1">
        <text:list-item>
          <text:p text:style-name="P10">Obtener el primer asegurado de cada póliza:</text:p>
          <text:p text:style-name="P6"><text:span text:style-name="Source_20_Text">doc("envio.xml")/envio/poliza/asegurado[1]</text:span></text:p>
        </text:list-item>
        <text:list-item>
          <text:p text:style-name="P9">Seleccionar los primeros asegurados de las pólizas solo si tienen más de dos garantías contratadas:</text:p>
          <text:p text:style-name="P6"><text:span text:style-name="Source_20_Text">doc("envio.xml")/envio/poliza/asegurado[1][count(garantia) &gt; 2]</text:span></text:p>
        </text:list-item>
        <text:list-item>
          <text:p text:style-name="P9">Seleccionar los asegurados que tengan contratada la garantía dental:</text:p>
          <text:p text:style-name="P6"><text:span text:style-name="Source_20_Text">doc("envio.xml")/envio/poliza/asegurado[garantia/tipo = 'Dental']</text:span></text:p>
        </text:list-item>
        <text:list-item>
          <text:p text:style-name="P9">Seleccionar las pólizas con el indicador externa:</text:p>
          <text:p text:style-name="P6"><text:span text:style-name="Source_20_Text">doc("envio.xml")/envio/poliza[@externa = 'S']</text:span></text:p>
        </text:list-item>
        <text:list-item>
          <text:p text:style-name="P9">Seleccionar todas las garantías que tienen el indicador vigor con valor 'N':</text:p>
          <text:p text:style-name="P6"><text:span text:style-name="Source_20_Text">doc("envio.xml")/envio/poliza/asegurado/garantia[@vigor = 'N']</text:span></text:p>
        </text:list-item>
        <text:list-item>
          <text:p text:style-name="P9">Seleccionar todos los capitales de garantías que tienen el indicador vigor = 'S':</text:p>
          <text:p text:style-name="P6"><text:span text:style-name="Source_20_Text">doc("envio.xml")/envio/poliza/asegurado/garantia[@vigor = 'S']/capital</text:span></text:p>
        </text:list-item>
        <text:list-item>
          <text:p text:style-name="P9">Seleccionar los tomadores de las pólizas, solo si la póliza tiene dos o más asegurados:</text:p>
          <text:p text:style-name="P6"><text:span text:style-name="Source_20_Text">doc("envio.xml")/envio/poliza[count(asegurado) &gt;= 2]/tomador</text:span></text:p>
        </text:list-item>
        <text:list-item>
          <text:p text:style-name="P9">Seleccionar todos los asegurados cuyo nombre empieza por la letra 'J':</text:p>
          <text:p text:style-name="P6"><text:span text:style-name="Source_20_Text">doc("envio.xml")/envio/poliza/asegurado[starts-with(@nombre, 'J')]</text:span></text:p>
        </text:list-item>
        <text:list-item>
          <text:p text:style-name="P9">Obtener la suma de capitales de las garantías en vigor:</text:p>
          <text:p text:style-name="P6"><text:span text:style-name="Source_20_Text">sum(doc("envio.xml")/envio/poliza/asegurado/garantia[@vigor = 'S']/capital)</text:span></text:p>
        </text:list-item>
        <text:list-item>
          <text:p text:style-name="P9">Seleccionar las pólizas con alguna garantía cuyo capital sea de 80000 euros:</text:p>
          <text:p text:style-name="P6"><text:span text:style-name="Source_20_Text">doc("envio.xml")/envio/poliza[asegurado/garantia/capital = '80000']</text:span></text:p>
        </text:list-item>
      </text:list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h text:style-name="P1" text:outline-level="2"><text:soft-page-break/>Ejercicio 2: Consultas XQuery en libros.xml</text:h>
      <text:list xml:id="list612495229" text:style-name="L2">
        <text:list-item>
          <text:p text:style-name="P11">Listar el título de todos los libros:</text:p>
          <text:p text:style-name="P12"/>
          <text:p text:style-name="P7"><text:bookmark-start text:name="__DdeLink__316_2035642895"/><text:span text:style-name="Source_20_Text">for $libro in doc("libros.xml")/bib/libro</text:span></text:p>
          <text:p text:style-name="P8"><text:span text:style-name="Source_20_Text">return $libro/titulo</text:span><text:bookmark-end text:name="__DdeLink__316_2035642895"/></text:p>
        </text:list-item>
        <text:list-item>
          <text:p text:style-name="P11">Listar año y título de todos los libros, ordenados por el año:</text:p>
          <text:p text:style-name="P12"/>
          <text:p text:style-name="P7"><text:bookmark-start text:name="__DdeLink__318_2035642895"/><text:span text:style-name="Source_20_Text">for $libro in doc("libros.xml")/bib/libro</text:span></text:p>
          <text:p text:style-name="P7"><text:span text:style-name="Source_20_Text">order by $libro/@año</text:span></text:p>
          <text:p text:style-name="P8"><text:span text:style-name="Source_20_Text">return concat($libro/@año, ": ", $libro/titulo)</text:span><text:bookmark-end text:name="__DdeLink__318_2035642895"/></text:p>
        </text:list-item>
        <text:list-item>
          <text:p text:style-name="P11">Listar los libros cuyo precio sea 65.95:</text:p>
          <text:p text:style-name="P12"/>
          <text:p text:style-name="P7"><text:bookmark-start text:name="__DdeLink__320_2035642895"/><text:span text:style-name="Source_20_Text">for $libro in doc("libros.xml")/bib/libro</text:span></text:p>
          <text:p text:style-name="P7"><text:span text:style-name="Source_20_Text">where $libro/precio = "65.95"</text:span></text:p>
          <text:p text:style-name="P8"><text:span text:style-name="Source_20_Text">return $libro/titulo</text:span><text:bookmark-end text:name="__DdeLink__320_2035642895"/></text:p>
        </text:list-item>
        <text:list-item>
          <text:p text:style-name="P11">Listar los libros publicados antes del año 2000:</text:p>
          <text:p text:style-name="P12"/>
          <text:p text:style-name="P7"><text:bookmark-start text:name="__DdeLink__322_2035642895"/><text:span text:style-name="Source_20_Text">for $libro in doc("libros.xml")/bib/libro</text:span></text:p>
          <text:p text:style-name="P7"><text:span text:style-name="Source_20_Text">where $libro/@año &lt; "2000"</text:span></text:p>
          <text:p text:style-name="P8"><text:span text:style-name="Source_20_Text">return $libro/titulo</text:span><text:bookmark-end text:name="__DdeLink__322_2035642895"/></text:p>
        </text:list-item>
        <text:list-item>
          <text:p text:style-name="P11">Listar año y título de los libros publicados por Addison-Wesley después del año 1992:</text:p>
          <text:p text:style-name="P12"/>
          <text:p text:style-name="P7"><text:bookmark-start text:name="__DdeLink__324_2035642895"/><text:span text:style-name="Source_20_Text">for $libro in doc("libros.xml")/bib/libro</text:span></text:p>
          <text:p text:style-name="P7"><text:span text:style-name="Source_20_Text">where $libro/editorial = "Addison-Wesley" and $libro/@año &gt; "1992"</text:span></text:p>
          <text:p text:style-name="P8"><text:span text:style-name="Source_20_Text">return concat($libro/@año, ": ", $libro/titulo)</text:span><text:bookmark-end text:name="__DdeLink__324_2035642895"/></text:p>
        </text:list-item>
        <text:list-item>
          <text:p text:style-name="P11">Listar año y título de los libros que tienen más de un autor:</text:p>
          <text:p text:style-name="P12"/>
          <text:p text:style-name="P7"><text:bookmark-start text:name="__DdeLink__326_2035642895"/><text:span text:style-name="Source_20_Text">for $libro in doc("libros.xml")/bib/libro</text:span></text:p>
          <text:p text:style-name="P7"><text:span text:style-name="Source_20_Text">where count($libro/autor) &gt; 1</text:span></text:p>
          <text:p text:style-name="P8"><text:span text:style-name="Source_20_Text">return concat($libro/@año, ": ", $libro/titulo)</text:span><text:bookmark-end text:name="__DdeLink__326_2035642895"/></text:p>
        </text:list-item>
        <text:list-item>
          <text:p text:style-name="P11">Listar año y título de los libros que no tienen autor:</text:p>
          <text:p text:style-name="P12"/>
          <text:p text:style-name="P7"><text:bookmark-start text:name="__DdeLink__328_2035642895"/><text:span text:style-name="Source_20_Text">for $libro in doc("libros.xml")/bib/libro</text:span></text:p>
          <text:p text:style-name="P7"><text:span text:style-name="Source_20_Text">where empty($libro/autor)</text:span></text:p>
          <text:p text:style-name="P8"><text:span text:style-name="Source_20_Text">return concat($libro/@año, ": ", $libro/titulo)</text:span><text:bookmark-end text:name="__DdeLink__328_2035642895"/></text:p>
        </text:list-item>
        <text:list-item>
          <text:p text:style-name="P11">Mostrar los apellidos de los autores que aparecen en el documento, sin repeticiones, ordenados alfabéticamente:</text:p>
          <text:p text:style-name="P12"/>
          <text:p text:style-name="P7"><text:bookmark-start text:name="__DdeLink__330_2035642895"/><text:span text:style-name="Source_20_Text">for $apellido in distinct-values(doc("libros.xml")/bib/libro/autor/apellido)</text:span></text:p>
          <text:p text:style-name="P7"><text:span text:style-name="Source_20_Text">order by $apellido</text:span></text:p>
          <text:p text:style-name="P8"><text:span text:style-name="Source_20_Text">return $apellido</text:span><text:bookmark-end text:name="__DdeLink__330_2035642895"/></text:p>
          <text:p text:style-name="P8"><text:span text:style-name="Source_20_Text"/></text:p>
        </text:list-item>
        <text:list-item>
          <text:p text:style-name="P12"><text:soft-page-break/><text:span text:style-name="T3">Por cada libro, listar agrupado en un elemento </text:span><text:span text:style-name="Source_20_Text"><text:span text:style-name="T3">&lt;result&gt; </text:span></text:span><text:span text:style-name="T3">su título y autores:</text:span></text:p>
          <text:p text:style-name="P7"><text:span text:style-name="Source_20_Text"/></text:p>
          <text:p text:style-name="P7"><text:bookmark-start text:name="__DdeLink__332_2035642895"/><text:span text:style-name="Source_20_Text">for $libro in doc("libros.xml")/bib/libro</text:span></text:p>
          <text:p text:style-name="P7"><text:span text:style-name="Source_20_Text">return</text:span></text:p>
          <text:p text:style-name="P7"><text:span text:style-name="Source_20_Text">&lt;result&gt;</text:span></text:p>
          <text:p text:style-name="P7"><text:span text:style-name="Source_20_Text"><text:s text:c="4"/>&lt;titulo&gt;{ $libro/titulo }&lt;/titulo&gt;</text:span></text:p>
          <text:p text:style-name="P7"><text:span text:style-name="Source_20_Text"><text:s text:c="4"/>&lt;autores&gt;</text:span></text:p>
          <text:p text:style-name="P7"><text:span text:style-name="Source_20_Text"><text:s text:c="8"/>{ for $autor in $libro/autor</text:span></text:p>
          <text:p text:style-name="P7"><text:span text:style-name="Source_20_Text"><text:s text:c="10"/>return &lt;autor&gt;{ concat($autor/apellido, ", ", <text:tab/><text:tab/><text:tab/> <text:s/><text:tab/> <text:s text:c="3"/>$autor/nombre) }&lt;/autor&gt;</text:span></text:p>
          <text:p text:style-name="P7"><text:span text:style-name="Source_20_Text"><text:s text:c="8"/>}</text:span></text:p>
          <text:p text:style-name="P7"><text:span text:style-name="Source_20_Text"><text:s text:c="4"/>&lt;/autores&gt;</text:span></text:p>
          <text:p text:style-name="P8"><text:span text:style-name="Source_20_Text">&lt;/result&gt;</text:span><text:bookmark-end text:name="__DdeLink__332_2035642895"/></text:p>
        </text:list-item>
        <text:list-item>
          <text:p text:style-name="P12"><text:span text:style-name="T3">Por cada libro, obtener su título y el número de autores, agrupados en un elemento </text:span><text:span text:style-name="Source_20_Text"><text:span text:style-name="T3">&lt;libro&gt;</text:span></text:span><text:span text:style-name="T3">:</text:span></text:p>
          <text:p text:style-name="P12"/>
          <text:p text:style-name="P7"><text:bookmark-start text:name="__DdeLink__334_2035642895"/><text:span text:style-name="Source_20_Text">for $libro in doc("libros.xml")/bib/libro</text:span></text:p>
          <text:p text:style-name="P7"><text:span text:style-name="Source_20_Text">return</text:span></text:p>
          <text:p text:style-name="P7"><text:span text:style-name="Source_20_Text">&lt;libro&gt;</text:span></text:p>
          <text:p text:style-name="P7"><text:span text:style-name="Source_20_Text"><text:s text:c="4"/>&lt;titulo&gt;{ $libro/titulo }&lt;/titulo&gt;</text:span></text:p>
          <text:p text:style-name="P7"><text:span text:style-name="Source_20_Text"><text:s text:c="4"/>&lt;numero-autores&gt;{ count($libro/autor) }&lt;/numero-autores&gt;</text:span></text:p>
          <text:p text:style-name="P8"><text:span text:style-name="Source_20_Text">&lt;/libro&gt;</text:span><text:bookmark-end text:name="__DdeLink__334_2035642895"/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officeooo:rsid="0012db57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weight="bold" officeooo:rsid="001e0469" officeooo:paragraph-rsid="001e0469" style:font-weight-asian="bold" style:font-weight-complex="bold"/>
    </style:style>
    <style:style style:name="MT1" style:family="text">
      <style:text-properties officeooo:rsid="001ff2cd"/>
    </style:style>
    <style:page-layout style:name="Mpm1">
      <style:page-layout-properties fo:page-width="21.001cm" fo:page-height="29.7cm" style:num-format="1" style:print-orientation="portrait" fo:margin-top="2cm" fo:margin-bottom="1.3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D06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17:49.406676076</meta:creation-date>
    <meta:generator>LibreOffice/7.3.7.2$Linux_X86_64 LibreOffice_project/30$Build-2</meta:generator>
    <dc:date>2025-03-13T19:24:43.753582760</dc:date>
    <meta:editing-duration>PT2H26M50S</meta:editing-duration>
    <meta:editing-cycles>11</meta:editing-cycles>
    <meta:document-statistic meta:table-count="0" meta:image-count="0" meta:object-count="0" meta:page-count="3" meta:paragraph-count="76" meta:word-count="427" meta:character-count="3468" meta:non-whitespace-character-count="3076"/>
  </office:meta>
</office:document-meta>
</file>